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inalement, il <text:s/>fournit un réparateur de géométries qui corrigera les problèmes de géométrie et éliminera (du moins réduira) la probabilité d'avoir des problèmes lor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eliminate (at least reduce) the likelihood of having issues when doing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eliminará (por lo menos reducirá) la probabilidad de tener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table:number-columns-repeated="1011"/>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table:number-columns-repeated="1012"/>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number-columns-repeated="1012"/>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number-columns-repeated="1012"/>
          <table:table-cell table:number-columns-repeated="2"/>
        </table:table-row>
        <table:table-row table:style-name="ro1" table:number-rows-repeated="2">
          <table:table-cell table:style-name="Default" table:number-columns-repeated="1022"/>
          <table:table-cell table:number-columns-repeated="2"/>
        </table:table-row>
        <table:table-row table:style-name="ro1" table:number-rows-repeated="104856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12">12/11/2019</text:date>, <text:time>01:59: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9-11-12T01:59:39.45</dc:date>
    <meta:editing-cycles>44</meta:editing-cycles>
    <meta:editing-duration>PT1H30M</meta:editing-duration>
    <meta:document-statistic meta:table-count="1" meta:cell-count="118" meta:object-count="0"/>
  </office:meta>
</office:document-meta>
</file>